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style:paragraph-properties fo:background-color="#eeeeee">
        <style:background-image/>
      </style:paragraph-properties>
    </style:style>
    <style:style style:name="P74" style:family="paragraph" style:parent-style-name="Text_20_body">
      <style:paragraph-properties fo:background-color="#eeeeee">
        <style:background-image/>
      </style:paragraph-properties>
      <style:text-properties fo:language="ru" fo:country="RU"/>
    </style:style>
    <style:style style:name="P75" style:family="paragraph" style:parent-style-name="Text_20_body">
      <style:paragraph-properties fo:text-align="justify" style:justify-single-word="false"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8" style:family="paragraph" style:parent-style-name="Text_20_body">
      <style:paragraph-properties fo:margin-left="0cm" fo:margin-right="0cm" fo:text-align="justify" style:justify-single-word="false" fo:text-indent="0cm" style:auto-text-indent="false"/>
    </style:style>
    <style:style style:name="P79" style:family="paragraph" style:parent-style-name="Text_20_body">
      <style:paragraph-properties fo:margin-left="0cm" fo:margin-right="0cm" fo:text-align="justify" style:justify-single-word="false" fo:text-indent="0cm" style:auto-text-indent="false"/>
      <style:text-properties fo:color="#800000"/>
    </style:style>
    <style:style style:name="P8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9" style:family="paragraph" style:parent-style-name="Heading_20_1">
      <style:paragraph-properties fo:margin-left="0cm" fo:margin-right="0cm" fo:text-align="center" style:justify-single-word="false" fo:text-indent="0.499cm" style:auto-text-indent="false"/>
    </style:style>
    <style:style style:name="P100" style:family="paragraph" style:parent-style-name="Heading_20_1">
      <style:paragraph-properties fo:background-color="#eeeeee">
        <style:background-image/>
      </style:paragraph-properties>
    </style:style>
    <style:style style:name="P101" style:family="paragraph" style:parent-style-name="Heading_20_2">
      <style:text-properties fo:language="en" fo:country="US"/>
    </style:style>
    <style:style style:name="P102" style:family="paragraph" style:parent-style-name="Heading_20_2">
      <style:text-properties fo:language="ru" fo:country="RU"/>
    </style:style>
    <style:style style:name="P103" style:family="paragraph" style:parent-style-name="Heading_20_2">
      <style:paragraph-properties fo:background-color="#eeeeee">
        <style:background-image/>
      </style:paragraph-properties>
    </style:style>
    <style:style style:name="P104" style:family="paragraph" style:parent-style-name="Heading_20_2">
      <style:paragraph-properties fo:background-color="#eeeeee">
        <style:background-image/>
      </style:paragraph-properties>
      <style:text-properties fo:language="ru" fo:country="RU"/>
    </style:style>
    <style:style style:name="P10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542386139363786960"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910212942113022250"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text:soft-page-break/>«Основы Заклятий» - обмен</text:p>
        </text:list-item>
        <text:list-item>
          <text:p text:style-name="P10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378458341416945925"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1" text:outline-level="2">1. Терра</text:h>
      <text:p text:style-name="P17">музыка - кондовая электронная, холодная и отчаянная (Electronics “Disappointed”)</text:p>
      <text:p text:style-name="P8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6">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1">***</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5295170528080291703"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2"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1"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text:span text:style-name="T12">меня</text:span> совсем не слушал, Макс. – мягко пожурила <text:span text:style-name="T12">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text:span text:style-name="T12">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7</text:span></text:h>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54">Дверь в <text:span text:style-name="T1">читальный зал</text:span> открылась <text:span text:style-name="T1">и</text:span> <text:span text:style-name="T1">показался</text:span> пегас из внутренней стражи.</text:p>
      <text:p text:style-name="P54"><text:span text:style-name="T5">– </text:span>Её Высочество Принцесса Селестия хочет видеть вас, человек Макс.</text:p>
      <text:p text:style-name="P54">Я захлопнул трактат<text:span text:style-name="T5">. </text:span><text:span text:style-name="T5">Быстренько же Тия справилась! </text:span><text:span text:style-name="T5">Впрочем, разрушения от землетрясения были минимальными, Кантерлот был построен на совесть. </text:span><text:span text:style-name="T5">По дороге в библиотеку я видел всего пару домов, по фасадам которых прошли трещины.</text:span></text:p>
      <text:p text:style-name="P54"><text:span text:style-name="T5">–</text:span> Уже иду. Где я могу её найти?</text:p>
      <text:p text:style-name="P54"><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54">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54"><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54"><text:span text:style-name="T5">–</text:span> Её Высочество у себя в покоях. Проходите.</text:p>
      <text:p text:style-name="P54">Мой проводник достал из стенной ниши алебарду и занял пост напротив собрата. Я прошёл в арку и начал подниматься в башню.</text:p>
      <text:p text:style-name="P54">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54">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54">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скольких местах из неё торчали разноцветные флажки.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text:span><text:span text:style-name="T22">Каменный пол комнаты был покрыт розовым ковром с высоченным ворсом.</text:span><text:span text:style-name="T23"> </text:span><text:span text:style-name="T22">Его центр занимал </text:span><text:span text:style-name="T23">кругл</text:span><text:span text:style-name="T22">ый</text:span><text:span text:style-name="T23"> матрас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54"><text:span text:style-name="T23">– </text:span><text:span text:style-name="T23">Рада тебя видеть, Макс. – знакомый силуэт </text:span><text:span text:style-name="T23">на балконе повернулся в мою сторону. </text:span><text:span text:style-name="T23">Гардины раздвинулись и Селестия вошла в комнату.</text:span></text:p>
      <text:p text:style-name="P5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5">Аликорница смотрела на меня из под чёлки с фирменной саркастической улыбочкой.</text:p>
      <text:p text:style-name="P55">– <text:span text:style-name="T1">Такое впечатление, что ты увидел не меня, а василиска! Отомри!</text:span></text:p>
      <text:p text:style-name="P111">Я выдохнул.</text:p>
      <text:p text:style-name="P55">– <text:span text:style-name="T1">Как ты это делаешь? Я видел тебя и раньше, но ты никогда не была такой... Такой...</text:span></text:p>
      <text:p text:style-name="P5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111">Селестия тихо рассмеялась.</text:p>
      <text:p text:style-name="P55">– <text:span text:style-name="T1">Могу же я расслабиться хотя бы раз в сто лет? Я тоже живое существо, что бы там ни говорили подпольщики.</text:span></text:p>
      <text:p text:style-name="P111">Она кивком указала мне на тапочки в углу рядом с накопытниками. Я переобулся и вошёл в комнату.</text:p>
      <text:p text:style-name="P55">– <text:span text:style-name="T1">О каких подпольщиках ты говоришь? В Эквестрии зреет революция?</text:span></text:p>
      <text:p text:style-name="P55"/>
      <text:p text:style-name="P55">&lt;Глаза лучатся энергией, чуть лёгкая улыбка,&gt;</text:p>
      <text:p text:style-name="P55"><text:soft-page-break/></text:p>
      <text:p text:style-name="P54"/>
      <text:p text:style-name="P54"/>
      <text:p text:style-name="P54"/>
      <text:p text:style-name="P54"/>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2">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29"/>
      <text:p text:style-name="P29">&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29"/>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text:soft-page-break/></text:p>
      <text:p text:style-name="P47"/>
      <text:p text:style-name="P36"/>
      <text:p text:style-name="P40">&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2">– <text:s/>Мне очень жаль...</text:span>&gt;</text:p>
      <text:p text:style-name="P50"/>
      <text:p text:style-name="P50"/>
      <text:p text:style-name="P37">***</text:p>
      <text:p text:style-name="P40"/>
      <text:p text:style-name="P36"><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3" text:outline-level="2">Рассказ Селестии <text:span text:style-name="T12">(“1001 ночь”)</text:span></text:h>
      <text:p text:style-name="P4"/>
      <text:p text:style-name="P40"/>
      <text:p text:style-name="P36"/>
      <text:h text:style-name="P103"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text:soft-page-break/>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103" text:outline-level="2">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2">Мощная статура, множество коротких косичек соломенных волос, торчащих в разные стороны из-</text:span><text:soft-page-break/><text:span text:style-name="T12">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oft-page-break/><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text:soft-page-break/>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3" text:outline-level="2">Рейд пони-рэйнджеров-2 (<text:span text:style-name="T12">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2">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text:soft-page-break/>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3"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text:soft-page-break/>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pan text:style-name="T12">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text:soft-page-break/>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2">34 - утерянная глава </text:span><text:span text:style-name="T5">&gt;</text:span></text:p>
      <text:p text:style-name="P36"><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3" text:outline-level="2">В библиотеке замка Селестии</text:h>
      <text:p text:style-name="P73"/>
      <text:p text:style-name="P43"><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text:soft-page-break/>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3"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text:soft-page-break/>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7">полгода </text:span><text:span text:style-name="T17">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text:soft-page-break/>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text:soft-page-break/>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2">Во время удара магией гармонии Макс впервые видит звёздного аликорна. Тот ему показывает, что </text:span><text:span text:style-name="T12">мир Террыи мир Эквестрии взаимосвязаны (инь-янь)</text:span><text:span text:style-name="T5">&gt;</text:span></text:p>
      <text:p text:style-name="P40"/>
      <text:p text:style-name="P36"><text:soft-page-break/><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3"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oft-page-break/><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text:soft-page-break/>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oft-page-break/><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3" text:outline-level="2">Первый сеанс двойного сна. Рэрити</text:h>
      <text:p text:style-name="P36"/>
      <text:p text:style-name="P36"><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text:soft-page-break/>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3" text:outline-level="2">Сон Макса</text:h>
      <text:p text:style-name="P73"/>
      <text:p text:style-name="P36"><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text:soft-page-break/>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3"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oft-page-break/><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6"><text:span text:style-name="T12">У Твайлайт после видения гибели Кимеринна появились морщинки возле глаз</text:span><text:span text:style-name="T5">&gt;</text:span></text:p>
      <text:p text:style-name="P36"/>
      <text:h text:style-name="P103"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2">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oft-page-break/><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2">Дэш расплачивается за Макса в кафе. Когда тот спрашивает, почему она и Пинки платят за него, </text:span><text:span text:style-name="T12">Дэш, вместо ответа, говорит:</text:span></text:p>
      <text:p text:style-name="P36"><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2">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oft-page-break/><text:span text:style-name="T5">&lt;</text:span><text:span text:style-name="T12">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3"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2">Вкратце суть сна Рэрити.</text:span></text:p>
      <text:p text:style-name="P36"><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6"><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6"><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6"><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2">согласовать с тем, что говорил Анакорн о Р/Д</text:span><text:span text:style-name="T5">&gt;</text:span>). </text:p>
      <text:p text:style-name="P36">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6"><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oft-page-break/><text:span text:style-name="T5">–</text:span> Её Высочество, принцесса Селестия...</text:p>
      <text:p text:style-name="P36"/>
      <text:p text:style-name="P36"><text:span text:style-name="T5">&lt;</text:span><text:span text:style-name="T12">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2">Кто следующий готов рассказывать?</text:span></text:p>
      <text:p text:style-name="P43">Пинки дёрнулась на месте, но промолчала.</text:p>
      <text:p text:style-name="P36"><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6"/>
      <text:p text:style-name="P36"><text:span text:style-name="T5">&lt;</text:span><text:span text:style-name="T12">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3"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text:soft-page-break/>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3"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3"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2">Концепция абсолютного зла. Вычеркнуть кого-то из бытия.</text:span></text:p>
      <text:p text:style-name="P36"><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6"/>
      <text:h text:style-name="P103"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oft-page-break/><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6"/>
      <text:p text:style-name="P36"><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6"/>
      <text:h text:style-name="P103"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text:soft-page-break/>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3" text:outline-level="2">Поиск решения</text:h>
      <text:p text:style-name="P73"/>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6"/>
      <text:h text:style-name="P103"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2">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6">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soft-page-break/>***</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2">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text:soft-page-break/>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103"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text:soft-page-break/>–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3"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text:soft-page-break/>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2">расписать подробнее. Дискорд на миг должен сбросить маску и предстать древним необъяснимым </text:span><text:soft-page-break/><text:span text:style-name="T12">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3"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2">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text:soft-page-break/>–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3" text:outline-level="2">След?</text:h>
      <text:p text:style-name="P73"/>
      <text:p text:style-name="P36"><text:span text:style-name="T5">&lt;</text:span><text:span text:style-name="T12">сначала эпизод - проверка сумки в серверной</text:span><text:span text:style-name="T5">&gt;</text:span></text:p>
      <text:p text:style-name="P36"><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2">“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2">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3" text:outline-level="2">Озарение</text:h>
      <text:p text:style-name="P36"/>
      <text:p text:style-name="P36"><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1646041045234780729"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40495120" text:continue-numbering="true" text:style-name="L5">
        <text:list-header>
          <text:p text:style-name="P112">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484782" text:continue-numbering="true" text:style-name="L5">
        <text:list-header>
          <text:p text:style-name="P112">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493956"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04" text:outline-level="2">Почти.</text:h>
      <text:p text:style-name="P74"/>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04" text:outline-level="2">Дискорд</text:h>
      <text:p text:style-name="P73"/>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3236563721802671394"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2"><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oft-page-break/><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2">В проёме дверей появилась Флаттершай.</text:p>
      <text:p text:style-name="P76"><text:span text:style-name="T5">– </text:span>С кем это вы тут разговариваете?</text:p>
      <text:list xml:id="list338287805341048134"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3"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text:soft-page-break/>–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3">–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text:soft-page-break/>Дискорд демонстративно закрыл рот и посвистывая уставился в потолок.</text:p>
      <text:p text:style-name="P83">Разговор зашёл в тупик.</text:p>
      <text:p text:style-name="P86"/>
      <text:p text:style-name="P87">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13">сюда можно вставить похождения Дискорда — вторая неопубликованная глава. Первая — секс с Селестией</text:span>&gt;</text:p>
      <text:p text:style-name="P84">***</text:p>
      <text:p text:style-name="P87"><text:soft-page-break/>–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text:soft-page-break/>–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03" text:outline-level="2">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text:soft-page-break/></text:p>
      <text:p text:style-name="P60"><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text:soft-page-break/>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14">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text:soft-page-break/>–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2" text:note-class="footnote"><text:note-citation>12</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3">Он нахлобучил на себя невесть откуда взявшуюся двууголку.</text:p>
      <text:p text:style-name="P83">– Как вам это нравится, господа?! Дискорд — спаситель Эквестрии! А ведь звучит!!! Разрешите откланяться!..</text:p>
      <text:p text:style-name="P83"/>
      <text:list xml:id="list8587756665354639930" text:style-name="L8">
        <text:list-header>
          <text:p text:style-name="P114">(<text:span text:style-name="T18">Луна — как повелительница снов, слышала разговор Макса с Анакорном</text:span>)</text:p>
          <text:p text:style-name="P115"/>
        </text:list-header>
      </text:list>
      <text:p text:style-name="P84">***</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text:soft-page-break/></text:p>
      <text:h text:style-name="P103"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2-28T20:31:24.42</dc:date>
    <meta:editing-duration>P53DT1H38M32S</meta:editing-duration>
    <meta:editing-cycles>2268</meta:editing-cycles>
    <meta:generator>OpenOffice/4.1.1$Win32 OpenOffice.org_project/411m6$Build-9775</meta:generator>
    <dc:creator>макс </dc:creator>
    <meta:document-statistic meta:table-count="0" meta:image-count="0" meta:object-count="0" meta:page-count="125" meta:paragraph-count="2586" meta:word-count="60241" meta:character-count="382879"/>
  </office:meta>
</office:document-meta>
</file>